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paragraph-properties fo:margin-left="2in" fo:margin-right="0in" fo:line-height="0.2917in" fo:text-indent="0in" style:auto-text-indent="false"/>
    </style:style>
    <style:style style:name="P4" style:family="paragraph" style:parent-style-name="Standard">
      <style:paragraph-properties fo:margin-top="0in" fo:margin-bottom="0.111in" style:contextual-spacing="false" fo:line-height="108%">
        <style:tab-stops/>
      </style:paragraph-properties>
      <style:text-properties fo:language="de" fo:country="D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start" style:justify-single-word="false">
        <style:tab-stops>
          <style:tab-stop style:position="1.5in" style:type="right"/>
          <style:tab-stop style:position="1.998in"/>
          <style:tab-stop style:position="2.461in"/>
        </style:tab-stops>
      </style:paragraph-properties>
      <style:text-properties fo:language="en" fo:country="US" officeooo:paragraph-rsid="0009eaf0"/>
    </style:style>
    <style:style style:name="P7" style:family="paragraph" style:parent-style-name="Heading_20_1">
      <style:text-properties fo:language="de" fo:country="DE"/>
    </style:style>
    <style:style style:name="P8" style:family="paragraph" style:parent-style-name="List_20_Paragraph" style:list-style-name="WWNum1">
      <style:paragraph-properties fo:margin-left="2.25in" fo:margin-right="0in" fo:text-indent="0in" style:auto-text-indent="false"/>
    </style:style>
    <style:style style:name="P9" style:family="paragraph" style:parent-style-name="List_20_Paragraph" style:list-style-name="WWNum1">
      <style:paragraph-properties fo:margin-left="2.25in" fo:margin-right="0in" fo:text-indent="0in" style:auto-text-indent="false"/>
      <style:text-properties fo:language="de" fo:country="DE"/>
    </style:style>
    <style:style style:name="P10" style:family="paragraph" style:parent-style-name="Name" style:master-page-name="First_20_Page">
      <style:paragraph-properties style:page-number="auto">
        <style:tab-stops>
          <style:tab-stop style:position="1.5in" style:type="right"/>
          <style:tab-stop style:position="1.9409in"/>
        </style:tab-stops>
      </style:paragraph-properties>
      <style:text-properties officeooo:paragraph-rsid="0009eaf0"/>
    </style:style>
    <style:style style:name="T1" style:family="text">
      <style:text-properties fo:color="#c00000" loext:opacity="100%"/>
    </style:style>
    <style:style style:name="T2" style:family="text">
      <style:text-properties fo:color="#c00000" loext:opacity="100%" fo:language="de" fo:country="DE"/>
    </style:style>
    <style:style style:name="T3" style:family="text">
      <style:text-properties fo:color="#c00000" loext:opacity="100%" fo:language="de" fo:country="DE" officeooo:rsid="0007c2c2"/>
    </style:style>
    <style:style style:name="T4" style:family="text">
      <style:text-properties fo:color="#c00000" loext:opacity="100%" style:font-name="Century Gothic" fo:font-size="36pt" fo:language="en" fo:country="US" fo:font-weight="bold" officeooo:rsid="0007c2c2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5" style:family="text">
      <style:text-properties fo:language="de" fo:country="D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9eaf0"/>
    </style:style>
    <style:style style:name="T8" style:family="text">
      <style:text-properties style:font-name="Trebuchet MS"/>
    </style:style>
    <style:style style:name="T9" style:family="text">
      <style:text-properties fo:language="fr" fo:country="FR"/>
    </style:style>
    <style:style style:name="T10" style:family="text">
      <style:text-properties officeooo:rsid="0007c2c2"/>
    </style:style>
    <style:style style:name="T11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<text:tab/><text:tab/></text:span><text:span text:style-name="T4">[NAME]</text:span></text:p>
      <text:p text:style-name="P6"><text:tab/><text:tab/><text:span text:style-name="T10">[PHONE]</text:span> – <text:span text:style-name="T11">[EMAIL] - [WEBSITE]</text:span></text:p>
      <text:p text:style-name="P1"/>
      <text:p text:style-name="P3"><text:span text:style-name="Highlighted_20_with_20_gray_20_Char"><text:span text:style-name="T7">[SHORT_DESCRIPTION] </text:span></text:span></text:p>
      <text:p text:style-name="Standard"/>
      <text:list xml:id="list1030721584" text:style-name="Outline">
        <text:list-item>
          <text:h text:style-name="Heading_20_1" text:outline-level="1"><text:tab/><text:tab/>ANSTELLUNGEN</text:h>
        </text:list-item>
      </text:list>
      <text:p text:style-name="Standard"/>
      <text:p text:style-name="Standard"><text:tab/>2011 <text:span text:style-name="T8">– Heute</text:span><text:tab/><text:span text:style-name="Red_20_Caps_20_Expanded"><text:span text:style-name="T9">MARKETING DIREkTOR</text:span></text:span>- Global Holdings International GMBH</text:p>
      <text:list xml:id="list3967312653" text:style-name="WWNum1">
        <text:list-item>
          <text:p text:style-name="P8">Fusceiaculis, est quislacinia pretium, pedemetusmolestielacus, atgravidawisi ante an libero. </text:p>
        </text:list-item>
        <text:list-item>
          <text:p text:style-name="P8">Quisqueornareplaceratrisus. Ut molestie magna an mi.</text:p>
        </text:list-item>
      </text:list>
      <text:p text:style-name="Standard"/>
      <text:p text:style-name="Standard"><text:tab/><text:span text:style-name="T5">2008 - 2011<text:tab/></text:span><text:span text:style-name="Red_20_Caps_20_Expanded"><text:span text:style-name="T5">MARKETINGMANAGER</text:span></text:span><text:span text:style-name="T5"> - Lakewood Wholesale</text:span></text:p>
      <text:list xml:id="list71527192719044" text:continue-numbering="true" text:style-name="WWNum1">
        <text:list-item>
          <text:p text:style-name="P9">Suspendisse duipurus, scelerisqueat</text:p>
        </text:list-item>
        <text:list-item>
          <text:p text:style-name="P9">Avulputate vitae, pretium mattis, nunc. Mauriseqetnequeatsemvenenatis.</text:p>
        </text:list-item>
      </text:list>
      <text:p text:style-name="P2"/>
      <text:p text:style-name="Standard"><text:span text:style-name="T5"><text:tab/>2005 - 2008<text:tab/></text:span><text:span text:style-name="Red_20_Caps_20_Expanded"><text:span text:style-name="T5">MARKETINGASSISTENT</text:span></text:span><text:span text:style-name="T5"> – Green Energy United</text:span></text:p>
      <text:list xml:id="list71526717678334" text:continue-numbering="true" text:style-name="WWNum1">
        <text:list-item>
          <text:p text:style-name="P8"><text:span text:style-name="T6">Sedsuscipit ante in arcuegestasconvallis. </text:span><text:span text:style-name="T5">Etiamfermentumtellussitamet. </text:span></text:p>
        </text:list-item>
        <text:list-item>
          <text:p text:style-name="P8"><text:span text:style-name="T6">Magna nisltempusdolor, egetfringillalectusurnavelipsum. </text:span>Tristique ultrices. Nulla id auctorarcu. </text:p>
        </text:list-item>
      </text:list>
      <text:p text:style-name="Standard"/>
      <text:p text:style-name="Standard"><text:tab/><text:span text:style-name="T5">2003 – 2005<text:tab/></text:span><text:span text:style-name="Red_20_Caps_20_Expanded"><text:span text:style-name="T5">WRITER</text:span></text:span><text:span text:style-name="T5"> – Constant Content</text:span></text:p>
      <text:list xml:id="list71528120501454" text:continue-numbering="true" text:style-name="WWNum1">
        <text:list-item>
          <text:p text:style-name="P9">Suspendisse duipurus, scelerisqueat</text:p>
        </text:list-item>
        <text:list-item>
          <text:p text:style-name="P9">Avulputate vitae, pretium mattis, nunc. Mauriseqetnequeatsemvenenatis.</text:p>
        </text:list-item>
      </text:list>
      <text:p text:style-name="P2"/>
      <text:list xml:id="list71528282980323" text:continue-list="list1030721584" text:style-name="Outline">
        <text:list-item>
          <text:h text:style-name="P7" text:outline-level="1"><text:tab/><text:tab/>AUSBILDUNG</text:h>
        </text:list-item>
      </text:list>
      <text:p text:style-name="P2"/>
      <text:p text:style-name="Standard"><text:span text:style-name="T6"><text:tab/>2001 – 2003<text:tab/></text:span><text:span text:style-name="Red_20_Caps_20_Expanded">BACHELOR VONETWAS</text:span><text:span text:style-name="T6"> - Green Elephant Arts University</text:span></text:p>
      <text:list xml:id="list71527031434867" text:continue-list="list71528120501454" text:style-name="WWNum1">
        <text:list-item>
          <text:p text:style-name="P9">Suspendisseduipurus, scelerisqueat</text:p>
        </text:list-item>
        <text:list-item>
          <text:p text:style-name="P9">Avulputate vitae, pretium mattis, nunc. Maurisqetnequeatsemvenenatis.</text:p>
        </text:list-item>
      </text:list>
      <text:p text:style-name="P2"/>
      <text:list xml:id="list71526623595194" text:continue-list="list71528282980323" text:style-name="Outline">
        <text:list-item>
          <text:h text:style-name="P7" text:outline-level="1"><text:tab/><text:tab/>AUSZEICHNUNGEN</text:h>
        </text:list-item>
      </text:list>
      <text:p text:style-name="P2"/>
      <text:p text:style-name="Standard"><text:span text:style-name="T6"><text:tab/>2014<text:tab/></text:span><text:span text:style-name="Red_20_Caps_20_Expanded">Lorem ipsum</text:span><text:span text:style-name="T6">dolorsitamet, consecteturadipiscingelit</text:span></text:p>
      <text:p text:style-name="Standard"><text:span text:style-name="T6"><text:tab/></text:span>2013<text:tab/><text:span text:style-name="Red_20_Caps_20_Expanded"><text:span text:style-name="T9">Mauris</text:span></text:span>facilisiseleifend nunc ut consequat</text:p>
      <text:p text:style-name="Standard"><text:tab/>2012<text:tab/><text:span text:style-name="Red_20_Caps_20_Expanded"><text:span text:style-name="T9">Quisque</text:span></text:span>sitametinterdum nunc</text:p>
      <text:p text:style-name="Standard"><text:tab/>2010<text:tab/><text:span text:style-name="Red_20_Caps_20_Expanded"><text:span text:style-name="T9">Pellentesque lobortis</text:span></text:span> nec nibheget mollis</text:p>
      <text:p text:style-name="Standard"><text:tab/>2010<text:tab/><text:span text:style-name="Red_20_Caps_20_Expanded"><text:span text:style-name="T9">Vestibulum</text:span></text:span> vitae pulvinartortor. <text:span text:style-name="T6">Nam ornarecondimentum lacus</text:span></text:p>
      <text:p text:style-name="P4"/>
      <text:p text:style-name="P4">220-Kraftige-Rote-Schattierungen / 10.10.2 Bewerbung – 2.10 Neue 2019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0.222in" fo:text-align="start" style:justify-single-word="false" fo:orphans="2" fo:widows="2" style:writing-mode="lr-tb">
        <style:tab-stops>
          <style:tab-stop style:position="1.5in" style:type="right"/>
          <style:tab-stop style:position="2in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0417in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193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1.5in" style:type="right"/>
          <style:tab-stop style:position="2in"/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2.25in" fo:margin-right="0in" fo:margin-top="0in" fo:margin-bottom="0in" style:contextual-spacing="false" fo:line-height="0.2in" fo:text-indent="0in" style:auto-text-indent="false">
        <style:tab-stops>
          <style:tab-stop style:position="1in" style:type="right"/>
          <style:tab-stop style:position="1.5in"/>
          <style:tab-stop style:position="2in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Internetverknüpfung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138in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0398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02in" fo:margin-left="0in" fo:margin-right="0in" fo:margin-bottom="0.420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1-07-28T07:10:40.326826379</dc:date>
    <meta:editing-cycles>4</meta:editing-cycles>
    <meta:editing-duration>PT7M58S</meta:editing-duration>
    <meta:generator>LibreOffice/7.1.4.2$Linux_X86_64 LibreOffice_project/10$Build-2</meta:generator>
    <meta:document-statistic meta:table-count="0" meta:image-count="0" meta:object-count="0" meta:page-count="2" meta:paragraph-count="27" meta:word-count="141" meta:character-count="1327" meta:non-whitespace-character-count="1192"/>
    <meta:template xlink:type="simple" xlink:actuate="onRequest" xlink:title="Normal.dotm" xlink:href=""/>
  </office:meta>
</office:document-meta>
</file>